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Myriad Pro"/>
    </style:style>
    <style:style style:name="T2" style:family="text">
      <style:text-properties style:font-name="Myriad Pro" fo:font-weight="normal" style:font-weight-asian="normal" style:font-weight-complex="normal"/>
    </style:style>
    <style:style style:name="T3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Myriad Pro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f14e32" style:font-name="Courie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3">Pour cloner un depot git :</text:span> <text:tab/>Git clone <text:s/>« url »</text:p>
      <text:p text:style-name="Text_20_body"/>
      <text:p text:style-name="Text_20_body"><text:span text:style-name="T3">Pour recuperer les fichier : </text:span><text:span text:style-name="T4"><text:tab/></text:span>git pull</text:p>
      <text:p text:style-name="Text_20_body"/>
      <text:p text:style-name="Text_20_body"><text:span text:style-name="T3">pour commit les fichiers :</text:span><text:span text:style-name="T1"> <text:tab/></text:span>git commit -a </text:p>
      <text:p text:style-name="Text_20_body"/>
      <text:p text:style-name="Text_20_body"><text:span text:style-name="T3">pour envoyer les fichiers sur le serveur :</text:span><text:span text:style-name="T1"> <text:tab/></text:span>git push</text:p>
      <text:p text:style-name="Text_20_body"/>
      <text:p text:style-name="Text_20_body"><text:span text:style-name="T3">pour revenir au dernier commit : </text:span><text:span text:style-name="T4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3">Pour créer une branch</text:span> <text:tab/>Git branch « nom »</text:p>
      <text:p text:style-name="Text_20_body"/>
      <text:p text:style-name="Text_20_body"><text:span text:style-name="T3">Pour switcher sur une branch <text:s/>: </text:span><text:span text:style-name="T4"><text:tab/><text:tab/></text:span>git checkout « nom »</text:p>
      <text:p text:style-name="Text_20_body"/>
      <text:p text:style-name="Text_20_body"><text:span text:style-name="T3">Pour faire les deux en meme temps :</text:span><text:span text:style-name="T1"> <text:tab/></text:span>git checkout -b « nom »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09:40:34.76</dc:date>
    <meta:editing-duration>PT00H04M55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11" meta:word-count="94" meta:character-count="461"/>
  </office:meta>
</office:document-meta>
</file>